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Text_20_body">
      <style:paragraph-properties fo:margin-left="0cm" fo:margin-right="0cm" fo:text-align="justify" style:justify-single-word="false" fo:text-indent="0cm" style:auto-text-indent="false"/>
      <style:text-properties fo:color="#000000" officeooo:rsid="0027849a" officeooo:paragraph-rsid="01793dc3"/>
    </style:style>
    <style:style style:name="P4"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000000" officeooo:rsid="0027849a" officeooo:paragraph-rsid="0176bd0d"/>
    </style:style>
    <style:style style:name="P5"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87e16"/>
    </style:style>
    <style:style style:name="P6"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93dc3"/>
    </style:style>
    <style:style style:name="P7"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ec779"/>
    </style:style>
    <style:style style:name="P8" style:family="paragraph" style:parent-style-name="List_20_Paragraph">
      <style:paragraph-properties fo:margin-left="0cm" fo:margin-right="0cm" fo:text-align="justify" style:justify-single-word="false" fo:text-indent="0cm" style:auto-text-indent="false"/>
      <style:text-properties fo:color="#000000" officeooo:rsid="0180e6f3" officeooo:paragraph-rsid="0180e6f3"/>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bold" officeooo:rsid="017f1e3f" officeooo:paragraph-rsid="017f1e3f" style:font-weight-asian="bold" style:font-weight-complex="bold"/>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02784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style:text-line-through-style="none" style:text-line-through-type="none" style:font-name="Arial" fo:font-size="9pt" fo:font-style="normal" style:text-underline-style="none" fo:font-weight="normal" officeooo:rsid="0176bd0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style:text-line-through-style="none" style:text-line-through-type="none" style:font-name="Arial" fo:font-size="9pt" fo:font-style="normal" style:text-underline-style="none" fo:font-weight="normal" officeooo:rsid="01787e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style:text-line-through-style="none" style:text-line-through-type="none" style:font-name="Arial" fo:font-size="9pt" fo:font-style="normal" style:text-underline-style="none" fo:font-weight="normal" officeooo:rsid="01793d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style:text-line-through-style="none" style:text-line-through-type="none" style:font-name="Arial" fo:font-size="9pt" fo:font-style="normal" style:text-underline-style="none" fo:font-weight="normal" officeooo:rsid="017ec7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style:text-line-through-style="none" style:text-line-through-type="none" style:font-name="Arial" fo:font-size="9pt" fo:font-style="normal" style:text-underline-style="none" fo:font-weight="bold" officeooo:rsid="01793d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 style:family="text">
      <style:text-properties fo:font-variant="normal" fo:text-transform="none" style:text-line-through-style="none" style:text-line-through-type="none" style:font-name="Arial" fo:font-size="9pt" fo:font-style="normal" style:text-underline-style="none" fo:font-weight="bold" officeooo:rsid="0176bd0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 style:family="text">
      <style:text-properties fo:font-variant="normal" fo:text-transform="none" style:text-line-through-style="none" style:text-line-through-type="none" style:font-name="Arial" fo:font-size="9pt" fo:font-style="normal" style:text-underline-style="none" fo:font-weight="bold" officeooo:rsid="01787e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 style:family="text">
      <style:text-properties fo:font-variant="normal" fo:text-transform="none" style:text-line-through-style="none" style:text-line-through-type="none" style:font-name="Arial" fo:font-size="9pt" fo:font-style="normal" style:text-underline-style="none" officeooo:rsid="01793dc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0" style:family="text">
      <style:text-properties fo:font-variant="normal" fo:text-transform="none" style:text-line-through-style="none" style:text-line-through-type="none" style:font-name="Arial" fo:font-size="9pt" fo:font-style="normal" style:text-underline-style="none" officeooo:rsid="0176bd0d"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 style:family="text">
      <style:text-properties fo:font-variant="normal" fo:text-transform="none" style:text-line-through-style="none" style:text-line-through-type="none" style:font-name="Arial" fo:font-size="9pt" fo:font-style="normal" style:text-underline-style="none" officeooo:rsid="01787e16"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2" style:family="text">
      <style:text-properties fo:font-variant="normal" fo:text-transform="none" style:text-line-through-style="none" style:text-line-through-type="none" style:font-name="Arial" fo:font-style="normal" style:text-underline-style="none" fo:font-weight="bold" officeooo:rsid="01793dc3"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13" style:family="text">
      <style:text-properties fo:font-variant="normal" fo:text-transform="none" style:text-line-through-style="none" style:text-line-through-type="none" style:font-name="Arial" fo:font-style="normal" style:text-underline-style="none" fo:font-weight="bold" officeooo:rsid="0176bd0d"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14" style:family="text">
      <style:text-properties fo:font-variant="normal" fo:text-transform="none" style:text-line-through-style="none" style:text-line-through-type="none" style:font-name="Arial" fo:font-style="normal" style:text-underline-style="none" fo:font-weight="bold" officeooo:rsid="01787e16"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15" style:family="text">
      <style:text-properties fo:font-variant="normal" fo:text-transform="none" style:text-line-through-style="none" style:text-line-through-type="none" style:font-name="Arial" fo:font-size="11pt" fo:font-style="normal" style:text-underline-style="none" fo:font-weight="bold" officeooo:rsid="01793dc3"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16" style:family="text">
      <style:text-properties fo:font-variant="normal" fo:text-transform="none" style:text-line-through-style="none" style:text-line-through-type="none" style:font-name="Arial" fo:font-size="11pt" fo:font-style="normal" style:text-underline-style="none" fo:font-weight="bold" officeooo:rsid="0176bd0d"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17" style:family="text">
      <style:text-properties fo:font-variant="normal" fo:text-transform="none" style:text-line-through-style="none" style:text-line-through-type="none" style:font-name="Arial" fo:font-size="11pt" fo:font-style="normal" style:text-underline-style="none" fo:font-weight="bold" officeooo:rsid="01787e16"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18" style:family="text">
      <style:text-properties fo:font-variant="normal" fo:text-transform="none" style:text-line-through-style="none" style:text-line-through-type="none" style:font-name="Arial" fo:font-size="11pt" fo:font-style="normal" style:text-underline-style="none" fo:font-weight="bold" officeooo:rsid="017ec779"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6">MongoDB and mysql comparison:</text:span></text:span></text:p>
      <text:p text:style-name="P5"><text:a xlink:type="simple" xlink:href="https://www.mongodb.com/compare/mongodb-mysql" text:style-name="Internet_20_link" text:visited-style-name="Visited_20_Internet_20_Link"><text:span text:style-name="Strong_20_Emphasis"><text:span text:style-name="T3">https://www.mongodb.com/compare/mongodb-mysql</text:span></text:span></text:a></text:p>
      <text:p text:style-name="P5"><text:span text:style-name="Strong_20_Emphasis"><text:span text:style-name="T3"/></text:span></text:p>
      <text:p text:style-name="P5"><text:span text:style-name="Strong_20_Emphasis"><text:span text:style-name="T17">When to use MongoDB rather than mysql:</text:span></text:span></text:p>
      <text:p text:style-name="P6"><text:a xlink:type="simple" xlink:href="https://dzone.com/articles/when-use-mongodb-rather-mysql" text:style-name="Internet_20_link" text:visited-style-name="Visited_20_Internet_20_Link"><text:span text:style-name="Strong_20_Emphasis"><text:span text:style-name="T4">https://dzone.com/articles/when-use-mongodb-rather-mysql</text:span></text:span></text:a></text:p>
      <text:p text:style-name="P6"><text:span text:style-name="Strong_20_Emphasis"><text:span text:style-name="T4"/></text:span></text:p>
      <text:p text:style-name="P7"><text:span text:style-name="Strong_20_Emphasis"><text:span text:style-name="T18">Should you use mongo DB?</text:span></text:span></text:p>
      <text:p text:style-name="P7"><text:a xlink:type="simple" xlink:href="https://www.upwork.com/hiring/data/should-you-use-mongodb-a-look-at-the-leading-nosql-database/" text:style-name="Internet_20_link" text:visited-style-name="Visited_20_Internet_20_Link"><text:span text:style-name="Strong_20_Emphasis"><text:span text:style-name="T5">https://www.upwork.com/hiring/data/should-you-use-mongodb-a-look-at-the-leading-nosql-database/</text:span></text:span></text:a></text:p>
      <text:p text:style-name="P7"><text:span text:style-name="Strong_20_Emphasis"><text:span text:style-name="T1"/></text:span></text:p>
      <text:p text:style-name="P7"><text:span text:style-name="Strong_20_Emphasis"><text:span text:style-name="T15">Why not to use MongoDB in comparison of mysql:</text:span></text:span></text:p>
      <text:p text:style-name="P3">After two years using MongoDb for a social app, I have witnessed what it really means to live without a SQL RDBMS.</text:p>
      <text:list xml:id="list2500427207065610126" text:style-name="L1">
        <text:list-item>
          <text:p text:style-name="P2">You end up writing jobs to do things like joining data from different tables/collections, something that an RDBMS would do for you automatically. </text:p>
        </text:list-item>
        <text:list-item>
          <text:p text:style-name="P2">Your query capabilities with NoSQL are drastically crippled. MongoDb may be the closest thing to SQL but it is still extremely far behind. Trust me. SQL queries are super intuitive, flexible and powerful. MongoDb queries are not. </text:p>
        </text:list-item>
        <text:list-item>
          <text:p text:style-name="P2">MongoDb queries can retrieve data from only one collection and take advantage of only one index. And MongoDb is probably one of the most flexible NoSQL databases. In many scenarios, this means more round-trips to the server to find related records. And then you start de-normalizing data - which means background jobs. </text:p>
        </text:list-item>
        <text:list-item>
          <text:p text:style-name="P2">The fact that it is not a relational database means that you won't have (thought by some to be bad performing) foreign key constrains to ensure that your data is consistent. I assure you this is eventually going to create data inconsistencies in your database. Be prepared. Most likely you will start writing processes or checks to keep your database consistent, which will probably not perform better than letting the RDBMS do it for you. </text:p>
        </text:list-item>
        <text:list-item>
          <text:p text:style-name="P1">Forget about mature frameworks like hibernate. </text:p>
        </text:list-item>
      </text:list>
      <text:p text:style-name="Text_20_body">I believe that 98% of all projects probably are way better with a typical SQL RDBMS than with NoSQL. </text:p>
      <text:p text:style-name="P6"/>
      <text:p text:style-name="P9">MongoDB interview questions:</text:p>
      <text:p text:style-name="P8"><text:a xlink:type="simple" xlink:href="https://www.javatpoint.com/mongodb-interview-questions" text:style-name="Internet_20_link" text:visited-style-name="Visited_20_Internet_20_Link">https://www.javatpoint.com/mongodb-interview-questions</text:a></text:p>
      <text:p text:style-name="P8"><text:a xlink:type="simple" xlink:href="https://www.tutorialspoint.com/mongodb/mongodb_interview_questions.htm" text:style-name="Internet_20_link" text:visited-style-name="Visited_20_Internet_20_Link">https://www.tutorialspoint.com/mongodb/mongodb_interview_questions.htm</text:a></text:p>
      <text:p text:style-name="P8"><text:a xlink:type="simple" xlink:href="http://www.guru99.com/mongodb-interview-questions.html" text:style-name="Internet_20_link" text:visited-style-name="Visited_20_Internet_20_Link">http://www.guru99.com/mongodb-interview-questions.html</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03</meta:editing-cycles>
    <meta:creation-date>2015-08-07T20:28:00</meta:creation-date>
    <dc:date>2017-04-20T17:45:38.721320730</dc:date>
    <meta:editing-duration>P10DT3H58M23S</meta:editing-duration>
    <meta:generator>LibreOffice/5.1.6.2$Linux_X86_64 LibreOffice_project/10m0$Build-2</meta:generator>
    <meta:document-statistic meta:table-count="0" meta:image-count="0" meta:object-count="0" meta:page-count="1" meta:paragraph-count="18" meta:word-count="273" meta:character-count="1946" meta:non-whitespace-character-count="169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